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Servic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ServletResponseService( ServletBeanContext 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setContentType( java . lang .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setLocale( java . util .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Respons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Servl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sponseServic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ServletBea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apper.Wrapper( ServletResponseService response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sponseServi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setCharacterEncoding( java . lang .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sponseServic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